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60675" calcext:value-type="float">
            <text:p>0.860675</text:p>
          </table:table-cell>
          <table:table-cell office:value-type="float" office:value="0.811178" calcext:value-type="float">
            <text:p>0.81117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7286" calcext:value-type="float">
            <text:p>1.07286</text:p>
          </table:table-cell>
          <table:table-cell office:value-type="float" office:value="1.02005" calcext:value-type="float">
            <text:p>1.020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00023" calcext:value-type="float">
            <text:p>1.0002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68287" calcext:value-type="float">
            <text:p>0.768287</text:p>
          </table:table-cell>
          <table:table-cell office:value-type="float" office:value="0.720395" calcext:value-type="float">
            <text:p>0.7203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980529" calcext:value-type="float">
            <text:p>0.980529</text:p>
          </table:table-cell>
          <table:table-cell office:value-type="float" office:value="0.928133" calcext:value-type="float">
            <text:p>0.9281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10575" calcext:value-type="float">
            <text:p>1.10575</text:p>
          </table:table-cell>
          <table:table-cell office:value-type="float" office:value="1.05128" calcext:value-type="float">
            <text:p>1.0512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51216" calcext:value-type="float">
            <text:p>0.851216</text:p>
          </table:table-cell>
          <table:table-cell office:value-type="float" office:value="0.804855" calcext:value-type="float">
            <text:p>0.80485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08738" calcext:value-type="float">
            <text:p>1.08738</text:p>
          </table:table-cell>
          <table:table-cell office:value-type="float" office:value="1.03544" calcext:value-type="float">
            <text:p>1.0354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9144" calcext:value-type="float">
            <text:p>1.29144</text:p>
          </table:table-cell>
          <table:table-cell office:value-type="float" office:value="1.2339" calcext:value-type="float">
            <text:p>1.233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.27644" calcext:value-type="float">
            <text:p>1.27644</text:p>
          </table:table-cell>
          <table:table-cell office:value-type="float" office:value="1.2193" calcext:value-type="float">
            <text:p>1.219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AVERAGE([.D1:.D10])" office:value-type="float" office:value="0.9824761" calcext:value-type="float">
            <text:p>0.982476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1:.D10])" office:value-type="float" office:value="0.17032571969641" calcext:value-type="float">
            <text:p>0.1703257196964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26853" calcext:value-type="float">
            <text:p>0.626853</text:p>
          </table:table-cell>
          <table:table-cell office:value-type="float" office:value="0.592462" calcext:value-type="float">
            <text:p>0.59246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324" calcext:value-type="float">
            <text:p>0.75324</text:p>
          </table:table-cell>
          <table:table-cell office:value-type="float" office:value="0.717269" calcext:value-type="float">
            <text:p>0.71726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43477" calcext:value-type="float">
            <text:p>0.743477</text:p>
          </table:table-cell>
          <table:table-cell office:value-type="float" office:value="0.706197" calcext:value-type="float">
            <text:p>0.70619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84106" calcext:value-type="float">
            <text:p>0.584106</text:p>
          </table:table-cell>
          <table:table-cell office:value-type="float" office:value="0.550506" calcext:value-type="float">
            <text:p>0.5505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99324" calcext:value-type="float">
            <text:p>0.699324</text:p>
          </table:table-cell>
          <table:table-cell office:value-type="float" office:value="0.663017" calcext:value-type="float">
            <text:p>0.66301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9811" calcext:value-type="float">
            <text:p>0.69811</text:p>
          </table:table-cell>
          <table:table-cell office:value-type="float" office:value="0.663018" calcext:value-type="float">
            <text:p>0.66301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65181" calcext:value-type="float">
            <text:p>0.765181</text:p>
          </table:table-cell>
          <table:table-cell office:value-type="float" office:value="0.728682" calcext:value-type="float">
            <text:p>0.72868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26853" calcext:value-type="float">
            <text:p>0.626853</text:p>
          </table:table-cell>
          <table:table-cell office:value-type="float" office:value="0.592462" calcext:value-type="float">
            <text:p>0.59246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61732" calcext:value-type="float">
            <text:p>0.861732</text:p>
          </table:table-cell>
          <table:table-cell office:value-type="float" office:value="0.823339" calcext:value-type="float">
            <text:p>0.82333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851716" calcext:value-type="float">
            <text:p>0.851716</text:p>
          </table:table-cell>
          <table:table-cell office:value-type="float" office:value="0.813587" calcext:value-type="float">
            <text:p>0.81358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AVERAGE([.D14:.D23])" office:value-type="float" office:value="0.6850539" calcext:value-type="float">
            <text:p>0.685053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14:.D23])" office:value-type="float" office:value="0.0914407180569284" calcext:value-type="float">
            <text:p>0.09144071805692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4659" calcext:value-type="float">
            <text:p>0.64659</text:p>
          </table:table-cell>
          <table:table-cell office:value-type="float" office:value="0.617783" calcext:value-type="float">
            <text:p>0.6177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84443" calcext:value-type="float">
            <text:p>0.484443</text:p>
          </table:table-cell>
          <table:table-cell office:value-type="float" office:value="0.458337" calcext:value-type="float">
            <text:p>0.45833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77671" calcext:value-type="float">
            <text:p>0.577671</text:p>
          </table:table-cell>
          <table:table-cell office:value-type="float" office:value="0.550139" calcext:value-type="float">
            <text:p>0.5501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35239" calcext:value-type="float">
            <text:p>0.535239</text:p>
          </table:table-cell>
          <table:table-cell office:value-type="float" office:value="0.508075" calcext:value-type="float">
            <text:p>0.5080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67659" calcext:value-type="float">
            <text:p>0.467659</text:p>
          </table:table-cell>
          <table:table-cell office:value-type="float" office:value="0.440688" calcext:value-type="float">
            <text:p>0.44068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91154" calcext:value-type="float">
            <text:p>0.591154</text:p>
          </table:table-cell>
          <table:table-cell office:value-type="float" office:value="0.562148" calcext:value-type="float">
            <text:p>0.56214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39718" calcext:value-type="float">
            <text:p>0.539718</text:p>
          </table:table-cell>
          <table:table-cell office:value-type="float" office:value="0.51314" calcext:value-type="float">
            <text:p>0.5131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96234" calcext:value-type="float">
            <text:p>0.596234</text:p>
          </table:table-cell>
          <table:table-cell office:value-type="float" office:value="0.568354" calcext:value-type="float">
            <text:p>0.56835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80616" calcext:value-type="float">
            <text:p>0.580616</text:p>
          </table:table-cell>
          <table:table-cell office:value-type="float" office:value="0.553091" calcext:value-type="float">
            <text:p>0.55309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4659" calcext:value-type="float">
            <text:p>0.64659</text:p>
          </table:table-cell>
          <table:table-cell office:value-type="float" office:value="0.617783" calcext:value-type="float">
            <text:p>0.6177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639071" calcext:value-type="float">
            <text:p>0.639071</text:p>
          </table:table-cell>
          <table:table-cell office:value-type="float" office:value="0.610461" calcext:value-type="float">
            <text:p>0.61046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AVERAGE([.D29:.D38])" office:value-type="float" office:value="0.5382216" calcext:value-type="float">
            <text:p>0.53822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29:.D38])" office:value-type="float" office:value="0.0585228934353424" calcext:value-type="float">
            <text:p>0.05852289343534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8026" calcext:value-type="float">
            <text:p>0.418026</text:p>
          </table:table-cell>
          <table:table-cell office:value-type="float" office:value="0.396763" calcext:value-type="float">
            <text:p>0.39676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68443" calcext:value-type="float">
            <text:p>0.468443</text:p>
          </table:table-cell>
          <table:table-cell office:value-type="float" office:value="0.446177" calcext:value-type="float">
            <text:p>0.44617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61406" calcext:value-type="float">
            <text:p>0.461406</text:p>
          </table:table-cell>
          <table:table-cell office:value-type="float" office:value="0.439042" calcext:value-type="float">
            <text:p>0.43904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26261" calcext:value-type="float">
            <text:p>0.426261</text:p>
          </table:table-cell>
          <table:table-cell office:value-type="float" office:value="0.400628" calcext:value-type="float">
            <text:p>0.4006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82201" calcext:value-type="float">
            <text:p>0.482201</text:p>
          </table:table-cell>
          <table:table-cell office:value-type="float" office:value="0.458591" calcext:value-type="float">
            <text:p>0.4585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49797" calcext:value-type="float">
            <text:p>0.449797</text:p>
          </table:table-cell>
          <table:table-cell office:value-type="float" office:value="0.427651" calcext:value-type="float">
            <text:p>0.42765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17224" calcext:value-type="float">
            <text:p>0.417224</text:p>
          </table:table-cell>
          <table:table-cell office:value-type="float" office:value="0.396766" calcext:value-type="float">
            <text:p>0.39676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37509" calcext:value-type="float">
            <text:p>0.437509</text:p>
          </table:table-cell>
          <table:table-cell office:value-type="float" office:value="0.416836" calcext:value-type="float">
            <text:p>0.41683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17412" calcext:value-type="float">
            <text:p>0.517412</text:p>
          </table:table-cell>
          <table:table-cell office:value-type="float" office:value="0.49436" calcext:value-type="float">
            <text:p>0.4943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511393" calcext:value-type="float">
            <text:p>0.511393</text:p>
          </table:table-cell>
          <table:table-cell office:value-type="float" office:value="0.488499" calcext:value-type="float">
            <text:p>0.4884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AVERAGE([.D42:.E51])" office:value-type="float" office:value="0.4365313" calcext:value-type="float">
            <text:p>0.436531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42:.D51])" office:value-type="float" office:value="0.0358226839742951" calcext:value-type="float">
            <text:p>0.03582268397429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3393" calcext:value-type="float">
            <text:p>0.383393</text:p>
          </table:table-cell>
          <table:table-cell office:value-type="float" office:value="0.364633" calcext:value-type="float">
            <text:p>0.36463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9661" calcext:value-type="float">
            <text:p>0.389661</text:p>
          </table:table-cell>
          <table:table-cell office:value-type="float" office:value="0.371205" calcext:value-type="float">
            <text:p>0.3712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8229" calcext:value-type="float">
            <text:p>0.368229</text:p>
          </table:table-cell>
          <table:table-cell office:value-type="float" office:value="0.349774" calcext:value-type="float">
            <text:p>0.34977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9332" calcext:value-type="float">
            <text:p>0.359332</text:p>
          </table:table-cell>
          <table:table-cell office:value-type="float" office:value="0.341087" calcext:value-type="float">
            <text:p>0.34108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05665" calcext:value-type="float">
            <text:p>0.405665</text:p>
          </table:table-cell>
          <table:table-cell office:value-type="float" office:value="0.385803" calcext:value-type="float">
            <text:p>0.38580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81386" calcext:value-type="float">
            <text:p>0.381386</text:p>
          </table:table-cell>
          <table:table-cell office:value-type="float" office:value="0.362707" calcext:value-type="float">
            <text:p>0.36270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76856" calcext:value-type="float">
            <text:p>0.376856</text:p>
          </table:table-cell>
          <table:table-cell office:value-type="float" office:value="0.358917" calcext:value-type="float">
            <text:p>0.35891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95438" calcext:value-type="float">
            <text:p>0.395438</text:p>
          </table:table-cell>
          <table:table-cell office:value-type="float" office:value="0.377323" calcext:value-type="float">
            <text:p>0.37732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31254" calcext:value-type="float">
            <text:p>0.431254</text:p>
          </table:table-cell>
          <table:table-cell office:value-type="float" office:value="0.412041" calcext:value-type="float">
            <text:p>0.41204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426237" calcext:value-type="float">
            <text:p>0.426237</text:p>
          </table:table-cell>
          <table:table-cell office:value-type="float" office:value="0.407155" calcext:value-type="float">
            <text:p>0.4071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AVERAGE([.D58:.E67])" office:value-type="float" office:value="0.3730645" calcext:value-type="float">
            <text:p>0.373064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58:.E67])" office:value-type="float" office:value="0.02311497671905" calcext:value-type="float">
            <text:p>0.0231149767190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0.311554" calcext:value-type="float">
            <text:p>0.31155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8052" calcext:value-type="float">
            <text:p>0.338052</text:p>
          </table:table-cell>
          <table:table-cell office:value-type="float" office:value="0.322026" calcext:value-type="float">
            <text:p>0.32202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4719" calcext:value-type="float">
            <text:p>0.334719</text:p>
          </table:table-cell>
          <table:table-cell office:value-type="float" office:value="0.318539" calcext:value-type="float">
            <text:p>0.31853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0558" calcext:value-type="float">
            <text:p>0.310558</text:p>
          </table:table-cell>
          <table:table-cell office:value-type="float" office:value="0.294411" calcext:value-type="float">
            <text:p>0.29441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50096" calcext:value-type="float">
            <text:p>0.350096</text:p>
          </table:table-cell>
          <table:table-cell office:value-type="float" office:value="0.332955" calcext:value-type="float">
            <text:p>0.33295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43758" calcext:value-type="float">
            <text:p>0.343758</text:p>
          </table:table-cell>
          <table:table-cell office:value-type="float" office:value="0.327399" calcext:value-type="float">
            <text:p>0.3273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7084" calcext:value-type="float">
            <text:p>0.327084</text:p>
          </table:table-cell>
          <table:table-cell office:value-type="float" office:value="0.311555" calcext:value-type="float">
            <text:p>0.31155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0.323797" calcext:value-type="float">
            <text:p>0.32379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9694" calcext:value-type="float">
            <text:p>0.369694</text:p>
          </table:table-cell>
          <table:table-cell office:value-type="float" office:value="0.353223" calcext:value-type="float">
            <text:p>0.35322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65392" calcext:value-type="float">
            <text:p>0.365392</text:p>
          </table:table-cell>
          <table:table-cell office:value-type="float" office:value="0.349034" calcext:value-type="float">
            <text:p>0.34903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AVERAGE([.D71:.E80])" office:value-type="float" office:value="0.3244493" calcext:value-type="float">
            <text:p>0.324449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71:.E80])" office:value-type="float" office:value="0.0176051181765733" calcext:value-type="float">
            <text:p>0.01760511817657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5988" calcext:value-type="float">
            <text:p>0.275988</text:p>
          </table:table-cell>
          <table:table-cell office:value-type="float" office:value="0.26227" calcext:value-type="float">
            <text:p>0.262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8834" calcext:value-type="float">
            <text:p>0.298834</text:p>
          </table:table-cell>
          <table:table-cell office:value-type="float" office:value="0.284746" calcext:value-type="float">
            <text:p>0.28474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4756" calcext:value-type="float">
            <text:p>0.284756</text:p>
          </table:table-cell>
          <table:table-cell office:value-type="float" office:value="0.270892" calcext:value-type="float">
            <text:p>0.27089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44525" calcext:value-type="float">
            <text:p>0.2445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9634" calcext:value-type="float">
            <text:p>0.309634</text:p>
          </table:table-cell>
          <table:table-cell office:value-type="float" office:value="0.294516" calcext:value-type="float">
            <text:p>0.29451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04181" calcext:value-type="float">
            <text:p>0.304181</text:p>
          </table:table-cell>
          <table:table-cell office:value-type="float" office:value="0.289549" calcext:value-type="float">
            <text:p>0.28954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92097" calcext:value-type="float">
            <text:p>0.292097</text:p>
          </table:table-cell>
          <table:table-cell office:value-type="float" office:value="0.278209" calcext:value-type="float">
            <text:p>0.2782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582" calcext:value-type="float">
            <text:p>0.28582</text:p>
          </table:table-cell>
          <table:table-cell office:value-type="float" office:value="0.272324" calcext:value-type="float">
            <text:p>0.27232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23514" calcext:value-type="float">
            <text:p>0.323514</text:p>
          </table:table-cell>
          <table:table-cell office:value-type="float" office:value="0.3091" calcext:value-type="float">
            <text:p>0.309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0.305434" calcext:value-type="float">
            <text:p>0.30543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AVERAGE([.D86:.E95])" office:value-type="float" office:value="0.2811565" calcext:value-type="float">
            <text:p>0.281156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TDEV([.D86:.E95])" office:value-type="float" office:value="0.0197839959240347" calcext:value-type="float">
            <text:p>0.01978399592403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44019" calcext:value-type="float">
            <text:p>0.244019</text:p>
          </table:table-cell>
          <table:table-cell office:value-type="float" office:value="0.23206" calcext:value-type="float">
            <text:p>0.2320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6672" calcext:value-type="float">
            <text:p>0.266672</text:p>
          </table:table-cell>
          <table:table-cell office:value-type="float" office:value="0.254101" calcext:value-type="float">
            <text:p>0.254101</text:p>
          </table:table-cell>
          <table:table-cell/>
          <table:table-cell table:formula="of:=AVERAGE([.D102:.D111])" office:value-type="float" office:value="0.2513248" calcext:value-type="float">
            <text:p>0.25132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9824" calcext:value-type="float">
            <text:p>0.259824</text:p>
          </table:table-cell>
          <table:table-cell office:value-type="float" office:value="0.247239" calcext:value-type="float">
            <text:p>0.247239</text:p>
          </table:table-cell>
          <table:table-cell/>
          <table:table-cell table:formula="of:=STDEV([.D102:.D111])" office:value-type="float" office:value="0.0170505634172142" calcext:value-type="float">
            <text:p>0.0170505634172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29987" calcext:value-type="float">
            <text:p>0.229987</text:p>
          </table:table-cell>
          <table:table-cell office:value-type="float" office:value="0.218174" calcext:value-type="float">
            <text:p>0.21817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76273" calcext:value-type="float">
            <text:p>0.276273</text:p>
          </table:table-cell>
          <table:table-cell office:value-type="float" office:value="0.262855" calcext:value-type="float">
            <text:p>0.26285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59092" calcext:value-type="float">
            <text:p>0.259092</text:p>
          </table:table-cell>
          <table:table-cell office:value-type="float" office:value="0.246499" calcext:value-type="float">
            <text:p>0.24649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4117" calcext:value-type="float">
            <text:p>0.264117</text:p>
          </table:table-cell>
          <table:table-cell office:value-type="float" office:value="0.251926" calcext:value-type="float">
            <text:p>0.25192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254101" calcext:value-type="float">
            <text:p>0.25410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7589" calcext:value-type="float">
            <text:p>0.287589</text:p>
          </table:table-cell>
          <table:table-cell office:value-type="float" office:value="0.274776" calcext:value-type="float">
            <text:p>0.27477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284242" calcext:value-type="float">
            <text:p>0.284242</text:p>
          </table:table-cell>
          <table:table-cell office:value-type="float" office:value="0.271517" calcext:value-type="float">
            <text:p>0.2715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844652" calcext:value-type="float">
            <text:p>0.0844652</text:p>
          </table:table-cell>
          <table:table-cell office:value-type="float" office:value="0.207463" calcext:value-type="float">
            <text:p>0.2074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23611" calcext:value-type="float">
            <text:p>0.0923611</text:p>
          </table:table-cell>
          <table:table-cell office:value-type="float" office:value="0.225642" calcext:value-type="float">
            <text:p>0.2256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88393" calcext:value-type="float">
            <text:p>0.088393</text:p>
          </table:table-cell>
          <table:table-cell office:value-type="float" office:value="0.219627" calcext:value-type="float">
            <text:p>0.2196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84737" calcext:value-type="float">
            <text:p>0.084737</text:p>
          </table:table-cell>
          <table:table-cell office:value-type="float" office:value="0.207462" calcext:value-type="float">
            <text:p>0.2074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6649" calcext:value-type="float">
            <text:p>0.096649</text:p>
          </table:table-cell>
          <table:table-cell office:value-type="float" office:value="0.237341" calcext:value-type="float">
            <text:p>0.2373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3264" calcext:value-type="float">
            <text:p>0.093264</text:p>
          </table:table-cell>
          <table:table-cell office:value-type="float" office:value="0.230696" calcext:value-type="float">
            <text:p>0.230696</text:p>
          </table:table-cell>
          <table:table-cell/>
          <table:table-cell table:formula="of:=AVERAGE([.D112:.D121])" office:value-type="float" office:value="0.2285317" calcext:value-type="float">
            <text:p>0.22853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46337" calcext:value-type="float">
            <text:p>0.0946337</text:p>
          </table:table-cell>
          <table:table-cell office:value-type="float" office:value="0.235981" calcext:value-type="float">
            <text:p>0.235981</text:p>
          </table:table-cell>
          <table:table-cell/>
          <table:table-cell table:formula="of:=STDEV([.D112:.D121])" office:value-type="float" office:value="0.0138161058675896" calcext:value-type="float">
            <text:p>0.013816105867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2394" calcext:value-type="float">
            <text:p>0.092394</text:p>
          </table:table-cell>
          <table:table-cell office:value-type="float" office:value="0.229411" calcext:value-type="float">
            <text:p>0.2294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84999" calcext:value-type="float">
            <text:p>0.0984999</text:p>
          </table:table-cell>
          <table:table-cell office:value-type="float" office:value="0.247314" calcext:value-type="float">
            <text:p>0.2473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971718" calcext:value-type="float">
            <text:p>0.0971718</text:p>
          </table:table-cell>
          <table:table-cell office:value-type="float" office:value="0.24438" calcext:value-type="float">
            <text:p>0.244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1:44:17.766412784</meta:creation-date>
    <dc:date>2019-02-23T14:48:11.377608569</dc:date>
    <meta:editing-duration>PT12H2M2S</meta:editing-duration>
    <meta:editing-cycles>1</meta:editing-cycles>
    <meta:document-statistic meta:table-count="1" meta:cell-count="382" meta:object-count="0"/>
    <meta:generator>LibreOffice/6.0.7.3$Linux_X86_64 LibreOffice_project/00m0$Build-3</meta:generator>
  </office:meta>
</office:document-meta>
</file>